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b048d" officeooo:paragraph-rsid="001b048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ce11" officeooo:paragraph-rsid="001cce1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53108" officeooo:paragraph-rsid="0035310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cce11" officeooo:paragraph-rsid="001cce1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f0a24" officeooo:paragraph-rsid="001f0a2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0ae31" officeooo:paragraph-rsid="002bada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72a2f" officeooo:paragraph-rsid="002bada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dcb27" officeooo:paragraph-rsid="002dcb2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f809f" officeooo:paragraph-rsid="002f809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32d0c2" officeooo:paragraph-rsid="0032d0c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39d914" officeooo:paragraph-rsid="0039d91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3c82a7" officeooo:paragraph-rsid="003c82a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3ec103" officeooo:paragraph-rsid="003ec10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11b73" officeooo:paragraph-rsid="00411b7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11b73" officeooo:paragraph-rsid="004a228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11b73" officeooo:paragraph-rsid="004ba35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11b73" officeooo:paragraph-rsid="004f003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30e63" officeooo:paragraph-rsid="00430e6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03a52" officeooo:paragraph-rsid="00503a5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37ab1" officeooo:paragraph-rsid="00537ab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451aa" officeooo:paragraph-rsid="005451a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8f513" officeooo:paragraph-rsid="0058f51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a9b33" officeooo:paragraph-rsid="005a9b3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344525" officeooo:paragraph-rsid="0034452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ce11" officeooo:paragraph-rsid="001cce1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d094f" officeooo:paragraph-rsid="001cce1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d094f" officeooo:paragraph-rsid="002bada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f0a24" officeooo:paragraph-rsid="001f0a2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0ae31" officeooo:paragraph-rsid="002bada5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43de5" officeooo:paragraph-rsid="002bada5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0889c" officeooo:paragraph-rsid="002f809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44525" officeooo:paragraph-rsid="0034452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9dcb9" officeooo:paragraph-rsid="0039d914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e6e53" officeooo:paragraph-rsid="0045155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e6e53" officeooo:paragraph-rsid="003c82a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ec103" officeooo:paragraph-rsid="003ec103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7c333" officeooo:paragraph-rsid="00411b7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99666" officeooo:paragraph-rsid="004a2288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b4124" officeooo:paragraph-rsid="004ba35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ba355" officeooo:paragraph-rsid="004c0ee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d46f4" officeooo:paragraph-rsid="004f003a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fee8e" officeooo:paragraph-rsid="004f003a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03a52" officeooo:paragraph-rsid="00503a52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17d4a" officeooo:paragraph-rsid="00517d4a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3f030" officeooo:paragraph-rsid="00537ab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7af72" officeooo:paragraph-rsid="005451a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11b73" officeooo:paragraph-rsid="00411b73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e6d5e" officeooo:paragraph-rsid="005a9b33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03c06" officeooo:paragraph-rsid="00603c06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4b2c0" officeooo:paragraph-rsid="0064b2c0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70b93" officeooo:paragraph-rsid="00670b93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cc15f" officeooo:paragraph-rsid="006cc15f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ee6f8" officeooo:paragraph-rsid="006ee6f8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0a8b8" officeooo:paragraph-rsid="0070a8b8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none" fo:font-weight="normal" officeooo:rsid="00517d4a" officeooo:paragraph-rsid="00517d4a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82fc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094f"/>
    </style:style>
    <style:style style:name="T5" style:family="text">
      <style:text-properties style:text-underline-style="none" officeooo:rsid="00243de5"/>
    </style:style>
    <style:style style:name="T6" style:family="text">
      <style:text-properties style:text-underline-style="none" officeooo:rsid="002a6b10"/>
    </style:style>
    <style:style style:name="T7" style:family="text">
      <style:text-properties style:text-underline-style="none" officeooo:rsid="0030889c"/>
    </style:style>
    <style:style style:name="T8" style:family="text">
      <style:text-properties style:text-underline-style="none" officeooo:rsid="0033bfab"/>
    </style:style>
    <style:style style:name="T9" style:family="text">
      <style:text-properties style:text-underline-style="none" officeooo:rsid="0039dcb9"/>
    </style:style>
    <style:style style:name="T10" style:family="text">
      <style:text-properties style:text-underline-style="none" officeooo:rsid="003b2ba6"/>
    </style:style>
    <style:style style:name="T11" style:family="text">
      <style:text-properties style:text-underline-style="none" officeooo:rsid="003e6e53"/>
    </style:style>
    <style:style style:name="T12" style:family="text">
      <style:text-properties style:text-underline-style="none" officeooo:rsid="00436983"/>
    </style:style>
    <style:style style:name="T13" style:family="text">
      <style:text-properties style:text-underline-style="none" officeooo:rsid="00443a29"/>
    </style:style>
    <style:style style:name="T14" style:family="text">
      <style:text-properties style:text-underline-style="none" officeooo:rsid="0044bb9d"/>
    </style:style>
    <style:style style:name="T15" style:family="text">
      <style:text-properties style:text-underline-style="none" officeooo:rsid="00466642"/>
    </style:style>
    <style:style style:name="T16" style:family="text">
      <style:text-properties style:text-underline-style="none" officeooo:rsid="0047c333"/>
    </style:style>
    <style:style style:name="T17" style:family="text">
      <style:text-properties style:text-underline-style="none" officeooo:rsid="00496d1e"/>
    </style:style>
    <style:style style:name="T18" style:family="text">
      <style:text-properties style:text-underline-style="none" officeooo:rsid="00499666"/>
    </style:style>
    <style:style style:name="T19" style:family="text">
      <style:text-properties style:text-underline-style="none" officeooo:rsid="004a2288"/>
    </style:style>
    <style:style style:name="T20" style:family="text">
      <style:text-properties style:text-underline-style="none" officeooo:rsid="004b4124"/>
    </style:style>
    <style:style style:name="T21" style:family="text">
      <style:text-properties style:text-underline-style="none" officeooo:rsid="004c0eeb"/>
    </style:style>
    <style:style style:name="T22" style:family="text">
      <style:text-properties style:text-underline-style="none" officeooo:rsid="004d46f4"/>
    </style:style>
    <style:style style:name="T23" style:family="text">
      <style:text-properties style:text-underline-style="none" officeooo:rsid="004fee8e"/>
    </style:style>
    <style:style style:name="T24" style:family="text">
      <style:text-properties style:text-underline-style="none" officeooo:rsid="0053f030"/>
    </style:style>
    <style:style style:name="T25" style:family="text">
      <style:text-properties style:text-underline-style="none" officeooo:rsid="0054ac0d"/>
    </style:style>
    <style:style style:name="T26" style:family="text">
      <style:text-properties style:text-underline-style="none" officeooo:rsid="00569e2a"/>
    </style:style>
    <style:style style:name="T27" style:family="text">
      <style:text-properties style:text-underline-style="none" officeooo:rsid="0057af72"/>
    </style:style>
    <style:style style:name="T28" style:family="text">
      <style:text-properties style:text-underline-style="none" officeooo:rsid="0058f791"/>
    </style:style>
    <style:style style:name="T29" style:family="text">
      <style:text-properties style:text-underline-style="none" officeooo:rsid="0059cb0f"/>
    </style:style>
    <style:style style:name="T30" style:family="text">
      <style:text-properties style:text-underline-style="none" officeooo:rsid="005c5980"/>
    </style:style>
    <style:style style:name="T31" style:family="text">
      <style:text-properties style:text-underline-style="none" officeooo:rsid="005d5e30"/>
    </style:style>
    <style:style style:name="T32" style:family="text">
      <style:text-properties style:text-underline-style="none" officeooo:rsid="005e6d5e"/>
    </style:style>
    <style:style style:name="T33" style:family="text">
      <style:text-properties style:text-underline-style="none" officeooo:rsid="0060aae1"/>
    </style:style>
    <style:style style:name="T34" style:family="text">
      <style:text-properties style:text-underline-style="none" officeooo:rsid="00627ab3"/>
    </style:style>
    <style:style style:name="T35" style:family="text">
      <style:text-properties style:text-underline-style="none" officeooo:rsid="00644679"/>
    </style:style>
    <style:style style:name="T36" style:family="text">
      <style:text-properties style:text-underline-style="none" officeooo:rsid="00667931"/>
    </style:style>
    <style:style style:name="T37" style:family="text">
      <style:text-properties style:text-underline-style="none" officeooo:rsid="0069d29c"/>
    </style:style>
    <style:style style:name="T38" style:family="text">
      <style:text-properties style:text-underline-style="none" officeooo:rsid="006bab5f"/>
    </style:style>
    <style:style style:name="T39" style:family="text">
      <style:text-properties style:text-underline-style="none" officeooo:rsid="006e8dec"/>
    </style:style>
    <style:style style:name="T40" style:family="text">
      <style:text-properties style:text-underline-style="none" officeooo:rsid="00712ba7"/>
    </style:style>
    <style:style style:name="T41" style:family="text">
      <style:text-properties style:text-underline-style="none" officeooo:rsid="00716606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officeooo:rsid="0033bfab"/>
    </style:style>
    <style:style style:name="T45" style:family="text">
      <style:text-properties officeooo:rsid="003708e1"/>
    </style:style>
    <style:style style:name="T46" style:family="text">
      <style:text-properties officeooo:rsid="00382fca"/>
    </style:style>
    <style:style style:name="T47" style:family="text">
      <style:text-properties officeooo:rsid="00430e63"/>
    </style:style>
    <style:style style:name="T48" style:family="text">
      <style:text-properties officeooo:rsid="0069c7cc"/>
    </style:style>
    <style:style style:name="T49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aux Institutions Européennes</text:p>
      <text:p text:style-name="P1"/>
      <text:p text:style-name="P1"/>
      <text:p text:style-name="P2"><text:span text:style-name="T42">En </text:span><text:span text:style-name="T43">1948</text:span><text:span text:style-name="T42"> a</text:span> eu lieu la construction de l’UE et de l’ILERI.</text:p>
      <text:p text:style-name="P2"/>
      <text:p text:style-name="P2"/>
      <text:p text:style-name="P4">Introduction :<text:span text:style-name="T3"> La construction Européenne peut être décrite par deux métaphores :</text:span></text:p>
      <text:p text:style-name="P2"/>
      <text:p text:style-name="P2">1. Le match de rugby :</text:p>
      <text:p text:style-name="P2"/>
      <text:p text:style-name="P4"><text:span text:style-name="T3"><text:tab/></text:span><text:span text:style-name="T4">14 - 18 → Essai mais transformation ratée</text:span></text:p>
      <text:p text:style-name="P26"><text:tab/>39 - 45 → Transformation réussie !</text:p>
      <text:p text:style-name="P26"/>
      <text:p text:style-name="P5"><text:span text:style-name="T4">2. </text:span><text:span text:style-name="T3">Procession d’Echternach :</text:span></text:p>
      <text:p text:style-name="P28"/>
      <text:p text:style-name="P28">Quand les pèlerins arrivent dans la ville au mois de Juin, ils font deux pas en avant, un pas en arrière.</text:p>
      <text:p text:style-name="P28"/>
      <text:p text:style-name="P28"/>
      <text:p text:style-name="P6"><text:span text:style-name="T4">L</text:span><text:span text:style-name="T3">es deux guerres mondiales peuvent être différenciés entre autre par leurs non respect des conventions. </text:span></text:p>
      <text:p text:style-name="P29"/>
      <text:p text:style-name="P6"><text:span text:style-name="T3">14 -18 → </text:span><text:span text:style-name="T5">Croix rouge, respect des conventions de Genève et de La Haye.</text:span></text:p>
      <text:p text:style-name="P30"><text:tab/>Mais là où les gens pensaient à une guerre rapide, elle se transforma rapidement <text:tab/>en guerre beaucoup plus violente et longue de par les technologies employées <text:tab/>dans cette guerre, avec comme meilleure exemple la mitrailleuse, qui détruisit les <text:tab/>cavaleries des deux armées.</text:p>
      <text:p text:style-name="P27"/>
      <text:p text:style-name="P7"><text:span text:style-name="T4">4</text:span><text:span text:style-name="T3">0 → </text:span><text:span text:style-name="T6">Fin des honneurs aux vaincus, non respect des conventions, massacre de Katyn …</text:span></text:p>
      <text:p text:style-name="P7"/>
      <text:p text:style-name="P8"><text:span text:style-name="T4">L</text:span><text:span text:style-name="T3">ors de la capitulation de 14-18 l’Allemagne garde ses gouvernements, mais perd son empereur.</text:span></text:p>
      <text:p text:style-name="P9"><text:span text:style-name="T3">Suite au traité de Locarno, les frontières de l’Allemagne et de l’Autriche seront réduites, et la population de l’Autriche passe à seulement six millions d’habitants </text:span><text:span text:style-name="T7">(cinquante avant).</text:span></text:p>
      <text:p text:style-name="P31"/>
      <text:p text:style-name="P31"/>
      <text:p text:style-name="P10"><text:span text:style-name="T7">S’</text:span><text:span text:style-name="T3">en suit la création de la Société Des Nations (SDN), </text:span><text:span text:style-name="T8">en </text:span><text:span text:style-name="T44">1919</text:span><text:span text:style-name="T8">, regroupant environ cinquante pays. Tous les problèmes de frontières doivent désormais être réglés devant la Cours Internationale de Justice de La Haye.</text:span></text:p>
      <text:p text:style-name="P24"><text:span text:style-name="T8">D</text:span><text:span text:style-name="T3">ans les années qui suivent l’Allemagne et la France se réconcilient :</text:span></text:p>
      <text:p text:style-name="P32"/>
      <text:p text:style-name="P3">Aristide Briand → <text:span text:style-name="T1">1920-1930</text:span>, premier ministre et ministre des affaires étrangères.</text:p>
      <text:p text:style-name="P3">Gustav Sresmann Chancelier de l’Allemagne.</text:p>
      <text:p text:style-name="P3"/>
      <text:p text:style-name="P3"><text:tab/>→<text:span text:style-name="T45"> Malgré la présence Française à gauche du Rhin une entente se met en place</text:span></text:p>
      <text:p text:style-name="P3"><text:tab/>→<text:span text:style-name="T46"> En </text:span><text:span text:style-name="T2">1926</text:span><text:span text:style-name="T46"> le prix Nobel de la paix leurs sera à tout les deux décerné.</text:span></text:p>
      <text:p text:style-name="P3"/>
      <text:p text:style-name="P11">19<text:span text:style-name="T47">2</text:span>7 :<text:span text:style-name="T3"> Afin de commémorer l’entrée en guerre de l’Amérique, un traité de paix </text:span><text:span text:style-name="T10">éternelle</text:span><text:span text:style-name="T3"> est signé avec les USA </text:span><text:span text:style-name="T9">(guerre et paix ensemble).</text:span></text:p>
      <text:p text:style-name="P33"/>
      <text:p text:style-name="P18"><text:span text:style-name="T9">C</text:span><text:span text:style-name="T3">oudenhove – Kalengri, homme politique Autrichien, </text:span><text:span text:style-name="T12">veut lancer un mouvement Européen international </text:span><text:span text:style-name="T13">et propose lors du congrès de 1927 la </text:span><text:span text:style-name="T14">création</text:span><text:span text:style-name="T13"> d’un marché commun… </text:span></text:p>
      <text:p text:style-name="P33"/>
      <text:p text:style-name="P12">28 août 1928 (28/08/28) :<text:span text:style-name="T3"> </text:span><text:span text:style-name="T11">Kellog secrétaire des affaires étrangères Américain signe avec cinquante pays le traité de paix éternelle.</text:span></text:p>
      <text:p text:style-name="P34">Suite à ce traité, la France baisse le service militaire de trois à un an.</text:p>
      <text:p text:style-name="P35"/>
      <text:p text:style-name="P13">1929 :<text:span text:style-name="T3"> Kellog prix Nobel de la paix.</text:span></text:p>
      <text:p text:style-name="P36"/>
      <text:p text:style-name="P14"><text:span text:style-name="T3"><text:s/></text:span><text:span text:style-name="T15">Le 4 septembre à Genève devant l’assemblée générale de la SDN, </text:span><text:span text:style-name="T16">Aristide Briand propose :</text:span></text:p>
      <text:p text:style-name="P37"/>
      <text:p text:style-name="P14"><text:span text:style-name="T16">- </text:span><text:span text:style-name="T17">D’avantage d’unité Européenne</text:span></text:p>
      <text:p text:style-name="P15"><text:span text:style-name="T17">- Et envoi à 26 pays d’Europe une proposition, afin de savoir si oui ou non, ils veulent une unité de l’UE, </text:span><text:span text:style-name="T18">on parle alors déjà d’Union Européenne en 1930.</text:span></text:p>
      <text:p text:style-name="P38"/>
      <text:p text:style-name="P16"><text:span text:style-name="T19">Entre temps les troupes Françaises quittent </text:span><text:span text:style-name="T20">les villes sur le Rheim.</text:span></text:p>
      <text:p text:style-name="P39"/>
      <text:p text:style-name="P40">Deux pays seulement acceptent cette proposition d’UE, la Lituanie et la Yougoslavie.</text:p>
      <text:p text:style-name="P40"/>
      <text:p text:style-name="P17"><text:span text:style-name="T21">Les réponses de l’Allemagne et l’Italie accusent la France d’impérialisme et d’embûches aux pays souhaitant réviser leurs frontières. </text:span><text:span text:style-name="T22">L’Angleterre quant à elle fait valoir qu’il est encore trop tôt pour une telle union.</text:span></text:p>
      <text:p text:style-name="P41"/>
      <text:p text:style-name="P42">Le crash de Wall Street a alors lieu, quinze millions de chômeurs aux USA, l’Allemagne passe de 500K à 3 millions de chômeurs. </text:p>
      <text:p text:style-name="P19"><text:span text:style-name="T23">S</text:span><text:span text:style-name="T3">resmann meurt cette année.</text:span></text:p>
      <text:p text:style-name="P43"/>
      <text:p text:style-name="P19">1932 :<text:span text:style-name="T3"> Mort de Briand.</text:span></text:p>
      <text:p text:style-name="P55">De 29 à 33, le parti nazi connaît un fort essor face au déclin du PC allemand.</text:p>
      <text:p text:style-name="P44"/>
      <text:p text:style-name="P20">En 33<text:span text:style-name="T3">, Hitler arrivera au pouvoir. </text:span><text:span text:style-name="T24">Face à l’Autriche détruite, Hitler veut un match retour.</text:span></text:p>
      <text:p text:style-name="P45"/>
      <text:p text:style-name="P21">Mai 48 :<text:span text:style-name="T3"> </text:span><text:span text:style-name="T25">Un congrès présidé par Churchill </text:span><text:span text:style-name="T26">vote la résolution d’une UE avec un député pour un million d’habitants. </text:span><text:span text:style-name="T27">Il s’en suit aussi la création de la Cours Européenne de Justice au Luxembourg.</text:span></text:p>
      <text:p text:style-name="P46"/>
      <text:p text:style-name="P22"><text:span text:style-name="T27">U</text:span><text:span text:style-name="T3">n affrontement Franco-britannique a alors lieu, </text:span><text:span text:style-name="T28">la France et le Benelux en faveur </text:span><text:span text:style-name="T29">d’une UE</text:span><text:span text:style-name="T28">, alors que les Britanniques pensent que c’est encore trop tôt pour une organisation supra-nationale.</text:span></text:p>
      <text:p text:style-name="P47"/>
      <text:p text:style-name="P23">1949 :<text:span text:style-name="T3"> Création du Conseil de l’Europe (traité de Londres), </text:span><text:span text:style-name="T30">ayant pour but la création des droits de l’homme avec la création de la CEDH, </text:span><text:span text:style-name="T31">à la base avec 10 pays signataires, le traité passe à 12 à la fin de l’année. </text:span><text:span text:style-name="T32">En 96 la Russie rejoindra le Conseil Européen, avec comme capitale Strasbourg. </text:span></text:p>
      <text:p text:style-name="P48"/>
      <text:p text:style-name="P49"><text:span text:style-name="T32">D</text:span><text:span text:style-name="T3">e nos jours le Conseil de l’Europe compte 47 États. </text:span><text:span text:style-name="T33">René Cassin rédige</text:span><text:span text:style-name="T34">a</text:span><text:span text:style-name="T33"> la déclaration universelle des droits de l’homme. </text:span><text:span text:style-name="T35">Le seul État européen non adhérent du Conseil de l’Europe est la Biélorussie.</text:span></text:p>
      <text:p text:style-name="P49"><text:span text:style-name="T35"/></text:p>
      <text:p text:style-name="P50"><text:span text:style-name="T35">C</text:span><text:span text:style-name="T3">ependant à ce moment les Franco-Belges souhaitent encore une organisation supra-nationale, </text:span><text:span text:style-name="T36">Jean Monnet fera le possible pour en amener les prémisses la CECA.</text:span></text:p>
      <text:p text:style-name="P50"><text:span text:style-name="T36"/></text:p>
      <text:p text:style-name="P51"><text:span text:style-name="T48">1950 :</text:span><text:span text:style-name="T36"> L</text:span><text:span text:style-name="T3">a CECA sera donc crée avec six états fondateurs Benelux, France, Allemagne </text:span><text:span text:style-name="T37">et l’</text:span><text:span text:style-name="T3">Italie. </text:span><text:span text:style-name="T38">La capitale du CECA sera Luxembourg.</text:span></text:p>
      <text:p text:style-name="P51"><text:span text:style-name="T38"/></text:p>
      <text:p text:style-name="P51"><text:span text:style-name="T38"/></text:p>
      <text:p text:style-name="P52">53-56 :<text:span text:style-name="T3"> </text:span><text:span text:style-name="T39">Indépendance de beaucoup de pays non alignés.</text:span></text:p>
      <text:p text:style-name="P52"><text:span text:style-name="T39"/></text:p>
      <text:p text:style-name="P53">56 :<text:span text:style-name="T3"> Conflit du canal de Suez.</text:span></text:p>
      <text:p text:style-name="P53"><text:span text:style-name="T3"/></text:p>
      <text:p text:style-name="P54">57 :<text:span text:style-name="T3"> Traité de Rome, signé au capitole, établissant l’Union Douanière, </text:span><text:span text:style-name="T40">article 240 : « Les parties s’engagent pour l’éternité ». </text:span><text:span text:style-name="T41">Membres : Benelux, Allemagne, Italie, France.</text:span></text:p>
      <text:p text:style-name="P4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3:06:14.868754430</meta:creation-date>
    <dc:date>2018-10-01T18:15:44.818981086</dc:date>
    <meta:editing-duration>PT54M39S</meta:editing-duration>
    <meta:editing-cycles>82</meta:editing-cycles>
    <meta:generator>LibreOffice/6.1.1.2$Linux_X86_64 LibreOffice_project/10$Build-2</meta:generator>
    <meta:document-statistic meta:table-count="0" meta:image-count="0" meta:object-count="0" meta:page-count="3" meta:paragraph-count="45" meta:word-count="791" meta:character-count="4735" meta:non-whitespace-character-count="3975"/>
  </office:meta>
</office:document-meta>
</file>